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text-properties fo:language="en" fo:country="US" officeooo:paragraph-rsid="001b28fc"/>
    </style:style>
    <style:style style:name="P2" style:family="paragraph" style:parent-style-name="Standard">
      <style:paragraph-properties fo:margin-top="0cm" fo:margin-bottom="0cm" loext:contextual-spacing="false"/>
      <style:text-properties fo:language="en" fo:country="US" fo:font-weight="bold" officeooo:paragraph-rsid="001b28fc" style:font-weight-asian="bold" style:font-weight-complex="bold"/>
    </style:style>
    <style:style style:name="P3" style:family="paragraph" style:parent-style-name="Standard">
      <style:paragraph-properties fo:margin-top="0cm" fo:margin-bottom="0cm" loext:contextual-spacing="false"/>
      <style:text-properties fo:language="en" fo:country="US" officeooo:rsid="001b28fc" officeooo:paragraph-rsid="001b28fc"/>
    </style:style>
    <style:style style:name="P4" style:family="paragraph" style:parent-style-name="Standard">
      <style:paragraph-properties fo:margin-top="0cm" fo:margin-bottom="0cm" loext:contextual-spacing="false"/>
      <style:text-properties fo:language="en" fo:country="US" fo:font-weight="normal" officeooo:rsid="00266752" officeooo:paragraph-rsid="001b28fc" style:font-weight-asian="normal" style:font-weight-complex="normal"/>
    </style:style>
    <style:style style:name="P5" style:family="paragraph" style:parent-style-name="Standard">
      <style:paragraph-properties fo:margin-top="0cm" fo:margin-bottom="0cm" loext:contextual-spacing="false"/>
      <style:text-properties fo:language="en" fo:country="US" officeooo:rsid="0024a356" officeooo:paragraph-rsid="001fd6be"/>
    </style:style>
    <style:style style:name="P6" style:family="paragraph" style:parent-style-name="Standard">
      <style:paragraph-properties fo:margin-top="0cm" fo:margin-bottom="0cm" loext:contextual-spacing="false"/>
      <style:text-properties fo:language="en" fo:country="US" officeooo:rsid="00217a95" officeooo:paragraph-rsid="0021a74f"/>
    </style:style>
    <style:style style:name="P7" style:family="paragraph" style:parent-style-name="Standard">
      <style:paragraph-properties fo:margin-top="0cm" fo:margin-bottom="0cm" loext:contextual-spacing="false"/>
      <style:text-properties fo:language="en" fo:country="US" officeooo:rsid="00217a95" officeooo:paragraph-rsid="00223745"/>
    </style:style>
    <style:style style:name="P8" style:family="paragraph" style:parent-style-name="Standard">
      <style:paragraph-properties fo:margin-top="0cm" fo:margin-bottom="0cm" loext:contextual-spacing="false"/>
      <style:text-properties fo:language="en" fo:country="US" officeooo:rsid="00288e32" officeooo:paragraph-rsid="00261353"/>
    </style:style>
    <style:style style:name="P9" style:family="paragraph" style:parent-style-name="Standard" style:master-page-name="Standard">
      <style:paragraph-properties fo:margin-top="0cm" fo:margin-bottom="0cm" loext:contextual-spacing="false" style:page-number="1"/>
      <style:text-properties fo:language="en" fo:country="US" fo:font-weight="bold" officeooo:paragraph-rsid="001b28fc" style:font-weight-asian="bold" style:font-weight-complex="bold"/>
    </style:style>
    <style:style style:name="P10" style:family="paragraph" style:parent-style-name="Standard">
      <style:paragraph-properties fo:margin-top="0cm" fo:margin-bottom="0cm" loext:contextual-spacing="false" fo:text-align="center" style:justify-single-word="false"/>
      <style:text-properties fo:font-variant="normal" fo:text-transform="none" fo:color="#222222" style:font-name="Georgia" fo:font-size="10.5pt" fo:letter-spacing="normal" fo:language="en" fo:country="US" fo:font-style="italic" fo:font-weight="normal" officeooo:rsid="001cc6e8" officeooo:paragraph-rsid="0027af89" style:font-style-asian="italic" style:font-style-complex="italic"/>
    </style:style>
    <style:style style:name="P11" style:family="paragraph" style:parent-style-name="Standard">
      <style:paragraph-properties fo:margin-top="0cm" fo:margin-bottom="0cm" loext:contextual-spacing="false" fo:text-align="center" style:justify-single-word="false"/>
      <style:text-properties fo:font-variant="normal" fo:text-transform="none" fo:color="#222222" style:font-name="Georgia" fo:font-size="10.5pt" fo:letter-spacing="normal" fo:language="en" fo:country="US" fo:font-style="italic" fo:font-weight="normal" officeooo:paragraph-rsid="0027af89" style:font-style-asian="italic" style:font-style-complex="italic"/>
    </style:style>
    <style:style style:name="P12" style:family="paragraph" style:parent-style-name="Standard">
      <style:paragraph-properties fo:margin-top="0cm" fo:margin-bottom="0cm" loext:contextual-spacing="false"/>
      <style:text-properties fo:language="en" fo:country="US" fo:font-weight="bold" officeooo:paragraph-rsid="001b28fc" style:font-weight-asian="bold" style:font-weight-complex="bold"/>
    </style:style>
    <style:style style:name="P13" style:family="paragraph" style:parent-style-name="Standard">
      <style:paragraph-properties fo:margin-top="0cm" fo:margin-bottom="0cm" loext:contextual-spacing="false"/>
      <style:text-properties fo:language="en" fo:country="US" fo:font-weight="normal" officeooo:rsid="002b184a" officeooo:paragraph-rsid="002b184a" style:font-weight-asian="normal" style:font-weight-complex="normal"/>
    </style:style>
    <style:style style:name="P14" style:family="paragraph" style:parent-style-name="Standard">
      <style:paragraph-properties fo:margin-top="0cm" fo:margin-bottom="0cm" loext:contextual-spacing="false"/>
      <style:text-properties fo:language="en" fo:country="US" officeooo:paragraph-rsid="0027af89"/>
    </style:style>
    <style:style style:name="P15" style:family="paragraph" style:parent-style-name="Standard">
      <style:paragraph-properties fo:margin-top="0cm" fo:margin-bottom="0cm" loext:contextual-spacing="false"/>
      <style:text-properties fo:language="en" fo:country="US" officeooo:rsid="002b1bec" officeooo:paragraph-rsid="002b1bec"/>
    </style:style>
    <style:style style:name="P16" style:family="paragraph" style:parent-style-name="Standard">
      <style:paragraph-properties fo:margin-top="0cm" fo:margin-bottom="0cm" loext:contextual-spacing="false"/>
      <style:text-properties fo:language="en" fo:country="US" officeooo:rsid="002b1bec" officeooo:paragraph-rsid="001b28fc"/>
    </style:style>
    <style:style style:name="P17" style:family="paragraph" style:parent-style-name="Standard">
      <style:paragraph-properties fo:margin-top="0cm" fo:margin-bottom="0cm" loext:contextual-spacing="false"/>
      <style:text-properties fo:language="en" fo:country="US" officeooo:rsid="00288e32" officeooo:paragraph-rsid="002cf075"/>
    </style:style>
    <style:style style:name="P18" style:family="paragraph" style:parent-style-name="Standard">
      <style:paragraph-properties fo:margin-top="0cm" fo:margin-bottom="0cm" loext:contextual-spacing="false"/>
      <style:text-properties fo:language="en" fo:country="US" officeooo:rsid="00217a95" officeooo:paragraph-rsid="002eb748"/>
    </style:style>
    <style:style style:name="P19" style:family="paragraph" style:parent-style-name="Standard">
      <style:paragraph-properties fo:margin-top="0cm" fo:margin-bottom="0cm" loext:contextual-spacing="false"/>
      <style:text-properties officeooo:rsid="002b184a" officeooo:paragraph-rsid="002b184a"/>
    </style:style>
    <style:style style:name="P20" style:family="paragraph" style:parent-style-name="Standard" style:list-style-name="L1">
      <style:paragraph-properties fo:margin-top="0cm" fo:margin-bottom="0cm" loext:contextual-spacing="false"/>
      <style:text-properties officeooo:rsid="002b184a" officeooo:paragraph-rsid="002b184a"/>
    </style:style>
    <style:style style:name="P21" style:family="paragraph" style:parent-style-name="Standard" style:list-style-name="L1">
      <style:paragraph-properties fo:margin-top="0cm" fo:margin-bottom="0cm" loext:contextual-spacing="false"/>
      <style:text-properties officeooo:paragraph-rsid="00223745"/>
    </style:style>
    <style:style style:name="T1" style:family="text">
      <style:text-properties fo:font-weight="bold" style:font-weight-asian="bold" style:font-weight-complex="bold"/>
    </style:style>
    <style:style style:name="T2" style:family="text">
      <style:text-properties fo:font-weight="bold" officeooo:rsid="001b28fc" style:font-weight-asian="bold" style:font-weight-complex="bold"/>
    </style:style>
    <style:style style:name="T3" style:family="text">
      <style:text-properties officeooo:rsid="00216f48"/>
    </style:style>
    <style:style style:name="T4" style:family="text">
      <style:text-properties officeooo:rsid="0021a74f"/>
    </style:style>
    <style:style style:name="T5" style:family="text">
      <style:text-properties officeooo:rsid="002228f4"/>
    </style:style>
    <style:style style:name="T6" style:family="text">
      <style:text-properties officeooo:rsid="00223745"/>
    </style:style>
    <style:style style:name="T7" style:family="text">
      <style:text-properties officeooo:rsid="002416b7"/>
    </style:style>
    <style:style style:name="T8" style:family="text">
      <style:text-properties fo:language="en" fo:country="US" fo:font-weight="normal" style:font-weight-asian="normal" style:font-weight-complex="normal"/>
    </style:style>
    <style:style style:name="T9" style:family="text">
      <style:text-properties fo:language="en" fo:country="US" fo:font-weight="normal" officeooo:rsid="002228f4" style:font-weight-asian="normal" style:font-weight-complex="normal"/>
    </style:style>
    <style:style style:name="T10" style:family="text">
      <style:text-properties fo:language="en" fo:country="US" fo:font-weight="normal" officeooo:rsid="003021d7" style:font-weight-asian="normal" style:font-weight-complex="normal"/>
    </style:style>
    <style:style style:name="T11" style:family="text">
      <style:text-properties officeooo:rsid="001b28fc"/>
    </style:style>
    <style:style style:name="T12" style:family="text">
      <style:text-properties officeooo:rsid="002ba166"/>
    </style:style>
    <style:style style:name="T13" style:family="text">
      <style:text-properties officeooo:rsid="002cf075"/>
    </style:style>
    <style:style style:name="T14" style:family="text">
      <style:text-properties officeooo:rsid="002eb7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DSCI736 - FINAL REFLECTION</text:p>
      <text:p text:style-name="P1"><text:span text:style-name="T1">STUDENT NAME: </text:span><text:span text:style-name="T2">Sang Eun (Bibiana) Lee</text:span></text:p>
      <text:p text:style-name="P2">DUE 27 October 2016</text:p>
      <text:p text:style-name="P1"/>
      <text:p text:style-name="P2">Look back at your journey on this course. Has your perspective about what ‘good practice’ in digital research looks like changed? If so, how; if not, why not?</text:p>
      <text:p text:style-name="P3"/>
      <text:p text:style-name="P14"><text:span text:style-name="T11">My perspective on 'good practice' in digital research has changed for the better. I initially came into this MEDSCI course expecting a hard science approach in terms of expectations and understandings. However, I was pleasantly surprised by the very adaptable and flexible nature of the staff and coursework. "Good practice" was determined not only by the final product but by the way in which everyone collaborated and communicated with each other. </text:span></text:p>
      <text:p text:style-name="P10"/>
      <text:p text:style-name="P11">create, share, reuse</text:p>
      <text:p text:style-name="P8"/>
      <text:p text:style-name="P17">These three principles seemed key in understanding the idea of good practice encouraged in this course. Research is not just about creating, there needs to be a purpose<text:span text:style-name="T13"> and </text:span>people should be able to share and reuse it to a certain extent. <text:span text:style-name="T11">A lot of what dictated good practice in research stemmed from </text:span>a positivist philosophy<text:span text:style-name="T12">, which for the most part, was and is still is quite concrete and inflexible. As science and its underpinning ideas develop, so too does the idea of good practice.'Good practice' is no longer determined by set rules and regulations but actually reflect the reality of the world which is messy and unorganized. </text:span></text:p>
      <text:p text:style-name="P17"/>
      <text:p text:style-name="P17"><text:span text:style-name="T12">In digital research this refers to creating, sharing and reuse. Although deadlines and publishing remain important, they are viewed in a more flexible and open manner. Publishing does not have to be through journals or physical unchanging booking but can be through internet platforms. Sharing and reuse are emphasized upon as much as creation. Additionally, mistakes are not looked upon as failures but are viewed as opportunities to learn and build upon. Ideally, this also means that people are open with each other and collaborate not simply to publish but to learn and foster a better community. I think this is a healthier and more sustainable approach to good practice in any research field. <text:s/></text:span></text:p>
      <text:p text:style-name="P1"/>
      <text:p text:style-name="P2">The course encourages collaboration through peer-learning. Have your <text:span text:style-name="T3">attitudes</text:span> towards peer-learning changed? <text:s/>If so, how; if not, why not?</text:p>
      <text:p text:style-name="P2"/>
      <text:p text:style-name="P7">Collaboration and peer-learning has been the most difficult part of this course for me. My attitude toward peer-learning has changed considerably. I always prided myself as being someone who <text:span text:style-name="T5">was</text:span> open minded and can take criticism. I thought that I had grown out of the strange private and disconnected attitudes encouraged at University (or maybe just my course?). MEDSCI736 proved me so very wrong. Not only was I sensitive to criticism and judgment, <text:s/>I felt so vulnerable to the point where I would actively not upload anything to Git<text:span text:style-name="T5">H</text:span>ub. I was aware of the fact that we were being marked on documentation but the idea of people judging me on unfinished work mortified me. <text:span text:style-name="T6">Showing my mentor bits of my code and trying to meet milestones was stressful even when I had completed them. Everyone was so supportive and nice but I just felt so insecure and scared of learning. Initially I thought it was because I was stubborn but <text:s/>I think it is more because I seek validation out of others and this is what drives my work ethic. </text:span></text:p>
      <text:p text:style-name="P6"/>
      <text:p text:style-name="P18">I honestly thought this part of the course would be a walk in the park but I<text:span text:style-name="T7"> have</text:span> <text:s/>come to realize<text:span text:style-name="T7"> over the last few months</text:span> that I have a very poor attitude <text:span text:style-name="T4">in this area</text:span>. During this course I also realized that I had never given proper constructive feedback before.<text:span text:style-name="T5"> I</text:span> did<text:span text:style-name="T14"> not </text:span>know what to say or how to tackle it half the time<text:span text:style-name="T7"> (but I think I've become better at it). My attitude has changed considerably because I have realized I need to change. I need to be more open with my work and </text:span><text:soft-page-break/><text:span text:style-name="T7">forward with my shortcomings. There are so many benefits to peer-exchange and collaboration and it is something that needs to be fostered in the research community. <text:s/></text:span></text:p>
      <text:p text:style-name="P18"/>
      <text:p text:style-name="P18"><text:span text:style-name="T7">I have learned so much from my peers and I am thankful for whatever advice or comment they have given me however minor it may seem. Learning to receive and give feedback is so crucial in life and it should not be put on the bottom of the backlog. </text:span></text:p>
      <text:p text:style-name="P5"/>
      <text:p text:style-name="P2">The course purposely has flexible deadlines. How have you found having to ‘self-manage’ your commitments and responsibilities? </text:p>
      <text:p text:style-name="P16"/>
      <text:p text:style-name="P15">I initially loved the idea of flexible deadlines but eventually found them hard to address. Self-managing is an important technique to have, but combined with stress and overwhelming anxiety it was simply a toxic recipe. I can and would do my absolute best to meet hard deadlines e.g. the ones for the peer reviews, but I would leave them until a hard deadline was set. </text:p>
      <text:p text:style-name="P15">I would push deadlines aside or simply not do them, either because I did not know how or because I found it difficult to address. For the first part of the semester I was quite relaxed and did not achieve any coding because I would just put it off. It was only after I was assigned a mentor and was told to write milestones that I started to do any work. Self-managing when I was only accountable to myself resulted in poor time management and lack of responsibility for my own work. I think I just ended up learning a lot about how I<text:span text:style-name="T12">,</text:span> as a person<text:span text:style-name="T12">,</text:span> functioned when in a new environment. I respond poorly to new learning environments and when given the option to opt out of commitments and responsibilities, I will. These are obviously areas I need to address for the future. For now, I am happy that I am aware of them and will aim to improve my self-management skills for the future. </text:p>
      <text:p text:style-name="P1"/>
      <text:p text:style-name="P2">What is/are the main learning(s) that you will carry with you after the course ends? </text:p>
      <text:p text:style-name="P2"/>
      <text:list xml:id="list7641231363536908536" text:style-name="L1">
        <text:list-item>
          <text:p text:style-name="P21"><text:span text:style-name="T9">The iterative nature of the coursework really emphasized my poor attitude and has now really motivated me to be better. In the end, there's no point encouraging and supporting these ideas around collaboration and sharing when you yourself do</text:span><text:span text:style-name="T10"> not</text:span><text:span text:style-name="T9"> practice what you preach. </text:span></text:p>
        </text:list-item>
        <text:list-item>
          <text:p text:style-name="P20"><text:span text:style-name="T9">I</text:span><text:span text:style-name="T8"> feel like I</text:span><text:span text:style-name="T10"> have</text:span><text:span text:style-name="T8"> gained a new perspective on learning as a process. Pomodoro(love this), scrum and agile approaches to work and project management are iterative techniques and ideas that I will adopt in my own work. </text:span></text:p>
        </text:list-item>
        <text:list-item>
          <text:p text:style-name="P20"><text:span text:style-name="T8">While learning python was really stressful for me during the semester, I can see where it would be relevant to me and my future studies. Even if I do not end up applying it anywhere I think will carry on learning the language in my own time. </text:span></text:p>
        </text:list-item>
      </text:list>
      <text:p text:style-name="P19"><text:span text:style-name="T8"/></text:p>
      <text:p text:style-name="P19"><text:span text:style-name="T8">Overall, this course has really changed my view on learning and of myself. Learning something absolutely from scratch and putting myself in a vulnerable position has made me identify areas of need and areas I can improve upon. Although it has been a difficult semester I am glad I took this course and would recommend it to others. </text:span></text:p>
      <text:p text:style-name="P13"/>
      <text:p text:style-name="P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8:49:18.382658766</meta:creation-date>
    <dc:date>2016-10-27T23:36:12.183012064</dc:date>
    <meta:editing-duration>PT1H55M54S</meta:editing-duration>
    <meta:editing-cycles>10</meta:editing-cycles>
    <meta:generator>LibreOffice/5.1.4.2$Linux_X86_64 LibreOffice_project/10m0$Build-2</meta:generator>
    <meta:document-statistic meta:table-count="0" meta:image-count="0" meta:object-count="0" meta:page-count="2" meta:paragraph-count="20" meta:word-count="1163" meta:character-count="6642" meta:non-whitespace-character-count="5482"/>
  </office:meta>
</office:document-meta>
</file>